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Deutsch / German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Deutsch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Algebra (translated)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algebraisch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Körper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Gruppe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Ring (translated)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ergruppe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transzendent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Deutsch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Deutsch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Betrag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addieren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beliebig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Fläche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arithmetisch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assoziativ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Annahme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Durchschnitt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bijektiv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Binomialkoeffizient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gebunden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abgeschlossen (Menge)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Koeffizient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Spalte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kommutativ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Komplement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komplexe Zahl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Widerspruch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Korollar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Kurve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Dezimalzahl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Gra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gleichung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injektiv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Länge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Grenzwert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linear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lokal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Logarithmus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Logik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Mittelwert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Maß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Betrag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monoton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multiplizieren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Natürliche Zahl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negativ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nte Wurzel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injektiv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surjektiv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offen (Menge)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Polynom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Primzahl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Produkt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Beweis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rationale Zahl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reelle Zahl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rekursiv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Wurzel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Quadratzahl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Quadratwurzel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Teilmenge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Teilraum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suffizient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Summe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surjektiv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symmetrisch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Vektor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Volumen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Deutsch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Deutsch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